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e01" officeooo:paragraph-rsid="000fbe01"/>
    </style:style>
    <style:style style:name="P2" style:family="paragraph" style:parent-style-name="Text_20_body">
      <style:text-properties fo:font-weight="bold" officeooo:rsid="000fbe01" officeooo:paragraph-rsid="000fbe01" style:font-weight-asian="bold" style:font-weight-complex="bold"/>
    </style:style>
    <style:style style:name="P3" style:family="paragraph" style:parent-style-name="Text_20_body">
      <style:text-properties fo:font-weight="normal" officeooo:rsid="0011a838" officeooo:paragraph-rsid="0011a838" style:font-weight-asian="normal" style:font-weight-complex="normal"/>
    </style:style>
    <style:style style:name="P4" style:family="paragraph" style:parent-style-name="Text_20_body">
      <style:text-properties fo:font-weight="normal" officeooo:rsid="001209d7" officeooo:paragraph-rsid="001209d7" style:font-weight-asian="normal" style:font-weight-complex="normal"/>
    </style:style>
    <style:style style:name="P5" style:family="paragraph" style:parent-style-name="Title">
      <style:text-properties officeooo:rsid="000fbe01" officeooo:paragraph-rsid="000fbe01"/>
    </style:style>
    <style:style style:name="P6" style:family="paragraph" style:parent-style-name="Subtitle">
      <style:text-properties officeooo:rsid="000fbe01" officeooo:paragraph-rsid="000fbe01"/>
    </style:style>
    <style:style style:name="P7" style:family="paragraph" style:parent-style-name="Text_20_body" style:list-style-name="L1">
      <style:text-properties fo:font-weight="normal" officeooo:paragraph-rsid="000fbe01" style:font-weight-asian="normal" style:font-weight-complex="normal"/>
    </style:style>
    <style:style style:name="P8" style:family="paragraph" style:parent-style-name="Text_20_body" style:list-style-name="L1">
      <style:text-properties fo:font-weight="normal" officeooo:paragraph-rsid="001128eb" style:font-weight-asian="normal" style:font-weight-complex="normal"/>
    </style:style>
    <style:style style:name="P9" style:family="paragraph" style:parent-style-name="Text_20_body" style:list-style-name="L1">
      <style:text-properties fo:font-weight="normal" officeooo:paragraph-rsid="0011a838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0fbe01" officeooo:paragraph-rsid="000fbe01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1128eb" officeooo:paragraph-rsid="001128eb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11a838" officeooo:paragraph-rsid="0011a838" style:font-weight-asian="normal" style:font-weight-complex="normal"/>
    </style:style>
    <style:style style:name="P13" style:family="paragraph" style:parent-style-name="Text_20_body" style:list-style-name="L2">
      <style:text-properties fo:font-weight="normal" officeooo:rsid="0011a838" officeooo:paragraph-rsid="0011a838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paragraph-rsid="0011a838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paragraph-rsid="001209d7" style:font-weight-asian="normal" style:font-weight-complex="normal"/>
    </style:style>
    <style:style style:name="P16" style:family="paragraph" style:parent-style-name="Text_20_body" style:list-style-name="L2">
      <style:text-properties fo:font-weight="normal" officeooo:rsid="001209d7" officeooo:paragraph-rsid="001209d7" style:font-weight-asian="normal" style:font-weight-complex="normal"/>
    </style:style>
    <style:style style:name="P17" style:family="paragraph" style:parent-style-name="Text_20_body">
      <style:text-properties fo:font-weight="normal" officeooo:rsid="00140319" officeooo:paragraph-rsid="00140319" style:font-weight-asian="normal" style:font-weight-complex="normal"/>
    </style:style>
    <style:style style:name="P18" style:family="paragraph" style:parent-style-name="Text_20_body">
      <style:text-properties fo:font-weight="normal" officeooo:rsid="00140319" officeooo:paragraph-rsid="0015701e" style:font-weight-asian="normal" style:font-weight-complex="normal"/>
    </style:style>
    <style:style style:name="P19" style:family="paragraph" style:parent-style-name="Text_20_body">
      <style:text-properties fo:font-weight="normal" officeooo:rsid="00140319" officeooo:paragraph-rsid="0015ebb1" style:font-weight-asian="normal" style:font-weight-complex="normal"/>
    </style:style>
    <style:style style:name="P20" style:family="paragraph" style:parent-style-name="Text_20_body">
      <style:text-properties fo:font-weight="bold" officeooo:rsid="00140319" officeooo:paragraph-rsid="00140319" style:font-weight-asian="bold" style:font-weight-complex="bold"/>
    </style:style>
    <style:style style:name="T1" style:family="text">
      <style:text-properties officeooo:rsid="000fbe01"/>
    </style:style>
    <style:style style:name="T2" style:family="text">
      <style:text-properties fo:font-weight="bold" officeooo:rsid="000fbe01" style:font-weight-asian="bold" style:font-weight-complex="bold"/>
    </style:style>
    <style:style style:name="T3" style:family="text">
      <style:text-properties fo:font-weight="bold" officeooo:rsid="001128eb" style:font-weight-asian="bold" style:font-weight-complex="bold"/>
    </style:style>
    <style:style style:name="T4" style:family="text">
      <style:text-properties fo:font-weight="bold" officeooo:rsid="0011a838" style:font-weight-asian="bold" style:font-weight-complex="bold"/>
    </style:style>
    <style:style style:name="T5" style:family="text">
      <style:text-properties fo:font-weight="bold" officeooo:rsid="001209d7" style:font-weight-asian="bold" style:font-weight-complex="bold"/>
    </style:style>
    <style:style style:name="T6" style:family="text">
      <style:text-properties officeooo:rsid="001128eb"/>
    </style:style>
    <style:style style:name="T7" style:family="text">
      <style:text-properties officeooo:rsid="0011a838"/>
    </style:style>
    <style:style style:name="T8" style:family="text">
      <style:text-properties officeooo:rsid="001209d7"/>
    </style:style>
    <style:style style:name="T9" style:family="text">
      <style:text-properties officeooo:rsid="00140319"/>
    </style:style>
    <style:style style:name="T10" style:family="text">
      <style:text-properties officeooo:rsid="0015701e"/>
    </style:style>
    <style:style style:name="T11" style:family="text">
      <style:text-properties officeooo:rsid="0015eb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kul Ramachandran</text:p>
      <text:p text:style-name="P1">Jeff Heckey</text:p>
      <text:p text:style-name="P1"/>
      <text:p text:style-name="P5">ECE 253 Project: Tetris</text:p>
      <text:p text:style-name="P6"/>
      <text:p text:style-name="P2">Project Plan</text:p>
      <text:list xml:id="list5819940842878024889" text:style-name="L1">
        <text:list-item>
          <text:p text:style-name="P7"><text:span text:style-name="T1">VGA display output (</text:span><text:span text:style-name="T2">Wed 11/13</text:span><text:span text:style-name="T1">)</text:span></text:p>
          <text:list>
            <text:list-item>
              <text:p text:style-name="P10">Get VGA pcore instantiated and able to output to a screen</text:p>
            </text:list-item>
            <text:list-item>
              <text:p text:style-name="P10">Instantiate all support modules (RAMs, etc.)</text:p>
            </text:list-item>
          </text:list>
        </text:list-item>
        <text:list-item>
          <text:p text:style-name="P7"><text:span text:style-name="T1">Control display (</text:span><text:span text:style-name="T2">Sat 11/16</text:span><text:span text:style-name="T1">)</text:span></text:p>
          <text:list>
            <text:list-item>
              <text:p text:style-name="P10">Change colors automatically from the program</text:p>
            </text:list-item>
            <text:list-item>
              <text:p text:style-name="P10">-OR- display text</text:p>
            </text:list-item>
            <text:list-item>
              <text:p text:style-name="P10">Change periodically</text:p>
            </text:list-item>
          </text:list>
        </text:list-item>
        <text:list-item>
          <text:p text:style-name="P7"><text:span text:style-name="T1">Get inputs (</text:span><text:span text:style-name="T2">Sun 11/17</text:span><text:span text:style-name="T1">)</text:span></text:p>
          <text:list>
            <text:list-item>
              <text:p text:style-name="P10">React to interrupts from rotary encoder by changing LEDs</text:p>
            </text:list-item>
          </text:list>
        </text:list-item>
        <text:list-item>
          <text:p text:style-name="P7"><text:span text:style-name="T1">Use inputs to control display (</text:span><text:span text:style-name="T2">Tue 11/19</text:span><text:span text:style-name="T1">)</text:span></text:p>
          <text:list>
            <text:list-item>
              <text:p text:style-name="P10">Change the colors/text on the display on input</text:p>
            </text:list-item>
          </text:list>
        </text:list-item>
        <text:list-item>
          <text:p text:style-name="P7"><text:span text:style-name="T1">Draw a static scene (</text:span><text:span text:style-name="T2">Thu 11/21</text:span><text:span text:style-name="T1">)</text:span></text:p>
          <text:list>
            <text:list-item>
              <text:p text:style-name="P10">Demonstrate non-uniform output from VGA controller</text:p>
            </text:list-item>
            <text:list-item>
              <text:p text:style-name="P10">Multiple values in VRAM</text:p>
            </text:list-item>
          </text:list>
        </text:list-item>
        <text:list-item>
          <text:p text:style-name="P7"><text:span text:style-name="T1">Draw a moving object (</text:span><text:span text:style-name="T2">Fri 11/22</text:span><text:span text:style-name="T1">)</text:span></text:p>
          <text:list>
            <text:list-item>
              <text:p text:style-name="P10">Use MicroBlaze to dynamically draw a moving object (pong ball)</text:p>
            </text:list-item>
            <text:list-item>
              <text:p text:style-name="P11">Demonstrate clean refresh</text:p>
            </text:list-item>
          </text:list>
        </text:list-item>
        <text:list-item>
          <text:p text:style-name="P7"><text:span text:style-name="T1">Control a moving object with </text:span><text:span text:style-name="T6">inputs</text:span><text:span text:style-name="T1"> (</text:span><text:span text:style-name="T2">Sun 11/24</text:span><text:span text:style-name="T1">)</text:span></text:p>
          <text:list>
            <text:list-item>
              <text:p text:style-name="P10">Use interrupts to move an object on the screen</text:p>
            </text:list-item>
            <text:list-item>
              <text:p text:style-name="P7"><text:span text:style-name="T1">Demonstrate </text:span><text:span text:style-name="T6">control of VRAM</text:span></text:p>
            </text:list-item>
            <text:list-item>
              <text:p text:style-name="P11">Demonstrate clean refresh</text:p>
            </text:list-item>
          </text:list>
        </text:list-item>
        <text:list-item>
          <text:p text:style-name="P8"><text:span text:style-name="T6">Draw game board and pieces (</text:span><text:span text:style-name="T3">Tue 11/26</text:span><text:span text:style-name="T6">)</text:span></text:p>
          <text:list>
            <text:list-item>
              <text:p text:style-name="P11">Implement data structures and basic units for Tetris</text:p>
            </text:list-item>
          </text:list>
        </text:list-item>
        <text:list-item>
          <text:p text:style-name="P8"><text:span text:style-name="T6">Make tetramino fall (</text:span><text:span text:style-name="T3">Fri 11/29</text:span><text:span text:style-name="T6">)</text:span></text:p>
          <text:list>
            <text:list-item>
              <text:p text:style-name="P11">Integrate movement with game board and non-uniform shapes</text:p>
            </text:list-item>
            <text:list-item>
              <text:p text:style-name="P8"><text:span text:style-name="T6">Stop block at the </text:span><text:span text:style-name="T7">right elevation</text:span></text:p>
            </text:list-item>
            <text:list-item>
              <text:p text:style-name="P11">Show control over display and object motion</text:p>
            </text:list-item>
          </text:list>
        </text:list-item>
        <text:list-item>
          <text:p text:style-name="P8"><text:soft-page-break/><text:span text:style-name="T6">Make tetramino move (</text:span><text:span text:style-name="T3">Sat 11/</text:span><text:span text:style-name="T4">3</text:span><text:span text:style-name="T3">0</text:span><text:span text:style-name="T6">)</text:span></text:p>
          <text:list>
            <text:list-item>
              <text:p text:style-name="P8"><text:span text:style-name="T6">Integrate the </text:span><text:span text:style-name="T7">controls into main loop</text:span></text:p>
            </text:list-item>
            <text:list-item>
              <text:p text:style-name="P12">Update the movement without tearing</text:p>
            </text:list-item>
            <text:list-item>
              <text:p text:style-name="P12">Stop the tetramino at the right elevation</text:p>
            </text:list-item>
          </text:list>
        </text:list-item>
        <text:list-item>
          <text:p text:style-name="P9"><text:span text:style-name="T7">Make tetramino rotate (</text:span><text:span text:style-name="T4">Sun 12/1</text:span><text:span text:style-name="T7">)</text:span></text:p>
          <text:list>
            <text:list-item>
              <text:p text:style-name="P12">Flip it without poor updating</text:p>
            </text:list-item>
          </text:list>
        </text:list-item>
        <text:list-item>
          <text:p text:style-name="P9"><text:span text:style-name="T7">Color pieces (</text:span><text:span text:style-name="T4">Tue 12/3</text:span><text:span text:style-name="T7">)</text:span></text:p>
          <text:list>
            <text:list-item>
              <text:p text:style-name="P12">Oooh! Pretty!</text:p>
            </text:list-item>
          </text:list>
        </text:list-item>
        <text:list-item>
          <text:p text:style-name="P9"><text:span text:style-name="T7">Clear lines (</text:span><text:span text:style-name="T4">Thu 12/5</text:span><text:span text:style-name="T7">)</text:span></text:p>
          <text:list>
            <text:list-item>
              <text:p text:style-name="P12">Detect complete line(s)</text:p>
            </text:list-item>
            <text:list-item>
              <text:p text:style-name="P12">Large screen update (drop floating blocks)</text:p>
            </text:list-item>
          </text:list>
        </text:list-item>
        <text:list-item>
          <text:p text:style-name="P9"><text:span text:style-name="T7">Add scoring (</text:span><text:span text:style-name="T4">Sat 12/7</text:span><text:span text:style-name="T7">)</text:span></text:p>
          <text:list>
            <text:list-item>
              <text:p text:style-name="P12">Calculate and track score</text:p>
            </text:list-item>
            <text:list-item>
              <text:p text:style-name="P12">Display next to screen</text:p>
            </text:list-item>
          </text:list>
        </text:list-item>
      </text:list>
      <text:p text:style-name="P3"/>
      <text:p text:style-name="P3">Plan B <text:span text:style-name="T9">and C</text:span>:</text:p>
      <text:p text:style-name="P3">(After step 7)</text:p>
      <text:list xml:id="list2331520064820330865" text:style-name="L2">
        <text:list-item>
          <text:p text:style-name="P14"><text:span text:style-name="T7">Pong! (</text:span><text:span text:style-name="T4">+3 days</text:span><text:span text:style-name="T7">)</text:span></text:p>
          <text:list>
            <text:list-item>
              <text:p text:style-name="P13">Draw paddle</text:p>
            </text:list-item>
            <text:list-item>
              <text:p text:style-name="P13">Automatic object (ball) reacts with paddle location</text:p>
            </text:list-item>
            <text:list-item>
              <text:p text:style-name="P14"><text:span text:style-name="T7">Angle adjusts </text:span><text:span text:style-name="T8">depending on ball offset on paddle</text:span></text:p>
            </text:list-item>
          </text:list>
        </text:list-item>
        <text:list-item>
          <text:p text:style-name="P15"><text:span text:style-name="T8">Breakout (</text:span><text:span text:style-name="T5">Pong+3 days</text:span><text:span text:style-name="T8">)</text:span></text:p>
          <text:list>
            <text:list-item>
              <text:p text:style-name="P16">Draw bricks</text:p>
            </text:list-item>
            <text:list-item>
              <text:p text:style-name="P16">Destroy bricks on ball impact (collision detection)</text:p>
            </text:list-item>
            <text:list-item>
              <text:p text:style-name="P16">Update ball direction based on impact</text:p>
            </text:list-item>
          </text:list>
        </text:list-item>
      </text:list>
      <text:p text:style-name="P4"/>
      <text:p text:style-name="P20">Log:</text:p>
      <text:p text:style-name="P17">11/11:</text:p>
      <text:p text:style-name="P17">Reviewed VGA implementation options</text:p>
      <text:p text:style-name="P17">Established initial dev plan</text:p>
      <text:p text:style-name="P17">Set basic, stretch and backup goals</text:p>
      <text:p text:style-name="P17">Read lots of documentation</text:p>
      <text:p text:style-name="P17"/>
      <text:p text:style-name="P17">11/13:</text:p>
      <text:p text:style-name="P17"><text:soft-page-break/>Got VGA output! Red checker board</text:p>
      <text:p text:style-name="P17">Discussed various VGA output merits – TFT pcore vs homebrew</text:p>
      <text:p text:style-name="P17">Decided on homebrew</text:p>
      <text:p text:style-name="P17">Pros:</text:p>
      <text:p text:style-name="P17"><text:tab/>Less need for video RAM</text:p>
      <text:p text:style-name="P17"><text:tab/>Better control of sprites, data flow, and interrupts</text:p>
      <text:p text:style-name="P17">Con:</text:p>
      <text:p text:style-name="P17"><text:tab/>PLB interface/custom pcore build could be challenging to build, debug</text:p>
      <text:p text:style-name="P17"/>
      <text:p text:style-name="P18"><text:span text:style-name="T10">11/15:</text:span></text:p>
      <text:p text:style-name="P18"><text:span text:style-name="T10">Got VGA driver timed better</text:span></text:p>
      <text:p text:style-name="P18"><text:span text:style-name="T10">Generated the scanline BRAM and wrote the FIFO wrapper</text:span></text:p>
      <text:p text:style-name="P18"><text:span text:style-name="T10"/></text:p>
      <text:p text:style-name="P18"><text:span text:style-name="T10">11/17:</text:span></text:p>
      <text:p text:style-name="P18"><text:span text:style-name="T10">Went with pcore model</text:span></text:p>
      <text:p text:style-name="P18"><text:span text:style-name="T10">Modified VGA driver to take in 16 pixels at a time (glyph width)</text:span></text:p>
      <text:p text:style-name="P18"><text:span text:style-name="T10"/></text:p>
      <text:p text:style-name="Text_20_body"><text:span text:style-name="T10">11/19:</text:span></text:p>
      <text:p text:style-name="P18"><text:span text:style-name="T10">Got the VGA driver to work with 16 pixel width</text:span></text:p>
      <text:p text:style-name="P18"><text:span text:style-name="T10">Wrote a basic tb to test it and get that working. Allows for tiled displays</text:span></text:p>
      <text:p text:style-name="P19"><text:span text:style-name="T11">Behind on schedule, need to get VGA integrated into pcore and attached to PLB bus</text:span></text:p>
      <text:p text:style-name="P19"><text:span text:style-name="T11"/></text:p>
      <text:p text:style-name="P1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le" style:family="paragraph" style:parent-style-name="Standard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eckey</meta:initial-creator>
    <meta:creation-date>2013-11-11T19:39:26</meta:creation-date>
    <dc:date>2013-11-19T22:22:28</dc:date>
    <dc:creator>Robert Cabras</dc:creator>
    <meta:editing-duration>PT6M26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3" meta:paragraph-count="80" meta:word-count="471" meta:character-count="2655" meta:non-whitespace-character-count="2309"/>
  </office:meta>
</office:document-meta>
</file>